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P1" style:family="paragraph" style:parent-style-name="Standard">
      <style:text-properties officeooo:rsid="001e6eb4" officeooo:paragraph-rsid="001e6e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ho:a banana chased by monkeys</text:p>
      <text:p text:style-name="P1">what:he can jump and dodge opstecles by squrting banana peels as he jumps and dodges gorilla hands.</text:p>
      <text:p text:style-name="P1">world:in a jungle trying to get to the food world by getting powerups and not falling off tree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1T16:51:44.567983726</meta:creation-date>
    <dc:date>2015-09-21T17:07:04.273598019</dc:date>
    <meta:editing-duration>PT9S</meta:editing-duration>
    <meta:editing-cycles>1</meta:editing-cycles>
    <meta:document-statistic meta:table-count="0" meta:image-count="0" meta:object-count="0" meta:page-count="1" meta:paragraph-count="3" meta:word-count="40" meta:character-count="225" meta:non-whitespace-character-count="188"/>
    <meta:generator>LibreOffice/4.2.7.2$Linux_X86_64 LibreOffice_project/420m0$Build-2</meta:generator>
  </office:meta>
</office:document-meta>
</file>